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oodyPipelineConfig.getLocale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odyPipelineConfig.getForm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odyPipelineConfig.getFormAttribut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oodyPipelineConfig.findForm( String jxpathExpression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WoodyPipelineConfig.setLocale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odyPipelineConfig.evaluateExpression( String 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odyPipelineConfig.createConfig( Map objectModel , Parameters paramet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WoodyPipelineConfig.WoodyPipelineConfig( JXPathContext jxpc , Request req , Locale localeParam , String attName , String actionExpression , String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oodyPipelineConfig.getForm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odyPipelineConfig.translateText( String original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WoodyPipelineConfig.findFor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odyPipelineConfig.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